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rincipalIterator.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incipalIterato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incipalIterator.nextPrincipa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bstractPrincipalIterator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incipalIterator.has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incipalIterator.skip( long skipNu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PrincipalIterator.ge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PrincipalIterator.AbstractPrincipal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